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ftp.ru.debian.org/debian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1:15:47.225564745</meta:creation-date>
    <dc:date>2022-01-08T21:16:10.310575984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6.4.7.2$Linux_X86_64 LibreOffice_project/40$Build-2</meta:generator>
  </office:meta>
</office:document-meta>
</file>